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2.6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2cm" fo:min-width="2.6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start"/>
      <style:text-properties style:text-underline-style="none"/>
    </style:style>
    <style:style style:name="P4" style:family="paragraph">
      <style:paragraph-properties fo:text-align="start"/>
      <style:text-properties fo:font-size="11pt" style:text-underline-style="none" style:font-size-asian="11pt" style:font-size-complex="11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font-size="11pt" style:text-underline-style="none" style:font-size-asian="11pt" style:font-size-complex="11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4cm" svg:height="4.318cm" svg:x="2.24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683cm" svg:height="3.556cm" svg:x="8.614cm" svg:y="3.5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83cm" svg:height="4.445cm" svg:x="14.94cm" svg:y="3.44cm">
          <text:p text:style-name="P1"><text:span text:style-name="T1"><text:s/>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556cm" svg:height="0.683cm" svg:x="2.397cm" svg:y="4.762cm">
          <draw:text-box>
            <text:p text:style-name="P3"><text:span text:style-name="T2">LastNamePattern</text:span></text:p>
          </draw:text-box>
        </draw:frame>
        <draw:frame draw:style-name="gr4" draw:text-style-name="P5" draw:layer="layout" svg:width="3.203cm" svg:height="0.806cm" svg:x="2.572cm" svg:y="3.623cm">
          <draw:text-box>
            <text:p><text:span text:style-name="T3">Parameters</text:span></text:p>
          </draw:text-box>
        </draw:frame>
        <draw:line draw:style-name="gr5" draw:text-style-name="P1" draw:layer="layout" svg:x1="2.24cm" svg:y1="4.556cm" svg:x2="6.08cm" svg:y2="4.556cm">
          <text:p/>
        </draw:line>
        <draw:frame draw:style-name="gr6" draw:text-style-name="P5" draw:layer="layout" svg:width="3.302cm" svg:height="0.806cm" svg:x="8.795cm" svg:y="3.596cm">
          <draw:text-box>
            <text:p><text:span text:style-name="T3">ownersPets</text:span></text:p>
          </draw:text-box>
        </draw:frame>
        <draw:line draw:style-name="gr5" draw:text-style-name="P1" draw:layer="layout" svg:x1="8.614cm" svg:y1="4.529cm" svg:x2="12.297cm" svg:y2="4.529cm">
          <text:p/>
        </draw:line>
        <draw:frame draw:style-name="gr7" draw:text-style-name="P5" draw:layer="layout" svg:width="2.667cm" svg:height="0.889cm" svg:x="15.375cm" svg:y="3.54cm">
          <draw:text-box>
            <text:p text:style-name="P1"><text:span text:style-name="T3">owners</text:span></text:p>
          </draw:text-box>
        </draw:frame>
        <draw:line draw:style-name="gr5" draw:text-style-name="P1" draw:layer="layout" svg:x1="14.99cm" svg:y1="4.456cm" svg:x2="18.623cm" svg:y2="4.456cm">
          <text:p/>
        </draw:line>
        <draw:frame draw:style-name="gr3" draw:text-style-name="P4" draw:layer="layout" svg:width="3.556cm" svg:height="0.683cm" svg:x="14.94cm" svg:y="4.593cm">
          <draw:text-box>
            <text:p text:style-name="P3"><text:span text:style-name="T2">LastNamePattern</text:span></text:p>
          </draw:text-box>
        </draw:frame>
        <draw:frame draw:style-name="gr8" draw:text-style-name="P4" draw:layer="layout" svg:width="3.429cm" svg:height="1.171cm" svg:x="8.664cm" svg:y="5.644cm">
          <draw:text-box>
            <text:p text:style-name="P3"><text:span text:style-name="T2">OWNERS_ID</text:span></text:p>
            <text:p text:style-name="P3"><text:span text:style-name="T2">NAME</text:span></text:p>
          </draw:text-box>
        </draw:frame>
        <draw:line draw:style-name="gr5" draw:text-style-name="P1" draw:layer="layout" svg:x1="8.614cm" svg:y1="5.418cm" svg:x2="12.297cm" svg:y2="5.418cm">
          <text:p/>
        </draw:line>
        <draw:line draw:style-name="gr9" draw:text-style-name="P1" draw:layer="layout" svg:x1="6.08cm" svg:y1="5.064cm" svg:x2="8.62cm" svg:y2="5.064cm">
          <text:p/>
        </draw:line>
        <draw:frame draw:style-name="gr3" draw:text-style-name="P4" draw:layer="layout" svg:width="3.556cm" svg:height="0.683cm" svg:x="8.741cm" svg:y="4.684cm">
          <draw:text-box>
            <text:p text:style-name="P3"><text:span text:style-name="T2">LastNamePattern</text:span></text:p>
          </draw:text-box>
        </draw:frame>
        <draw:line draw:style-name="gr5" draw:text-style-name="P1" draw:layer="layout" svg:x1="14.94cm" svg:y1="5.276cm" svg:x2="18.623cm" svg:y2="5.276cm">
          <text:p/>
        </draw:line>
        <draw:frame draw:style-name="gr10" draw:text-style-name="P4" draw:layer="layout" svg:width="3.429cm" svg:height="2.652cm" svg:x="14.965cm" svg:y="5.345cm">
          <draw:text-box>
            <text:p text:style-name="P3"><text:span text:style-name="T2">OWNERS_ID</text:span></text:p>
            <text:p text:style-name="P3"><text:span text:style-name="T2">fullName</text:span></text:p>
            <text:p text:style-name="P3"><text:span text:style-name="T2">ADDRESS</text:span></text:p>
            <text:p text:style-name="P3"><text:span text:style-name="T2">CITY</text:span></text:p>
            <text:p text:style-name="P3"><text:span text:style-name="T2">TELEPHO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3-08-06T15:54:07</meta:creation-date>
    <dc:date>2013-09-25T10:50:41</dc:date>
    <dc:creator>vv </dc:creator>
    <meta:editing-duration>PT4M4S</meta:editing-duration>
    <meta:editing-cycles>5</meta:editing-cycles>
    <meta:generator>LibreOffice/3.5$Linux_x86 LibreOffice_project/350m1$Build-2</meta:generator>
    <meta:document-statistic meta:object-count="17"/>
  </office:meta>
</office:document-meta>
</file>